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BRS</text:p>
          </table:table-cell>
          <table:table-cell table:style-name="Default" office:value-type="string" calcext:value-type="string">
            <text:p>JP+ Bridges Road</text:p>
          </table:table-cell>
          <table:table-cell table:style-name="Default" office:value-type="string" calcext:value-type="string">
            <text:p>JP+ Bridges Rai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table:style-name="ce6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inish dra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table:style-name="ce7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920" calcext:value-type="float">
            <text:p>192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hicker pilla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table:style-name="ce6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ish dra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weak pillars or glander may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office:value-type="float" office:value="1890" calcext:value-type="float">
            <text:p>18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weak fence on bridgeh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weak fence on bridgeh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office:value-type="string" calcext:value-type="string">
            <text:p>Modern Highway Viaduct</text:p>
          </table:table-cell>
          <table:table-cell office:value-type="string" calcext:value-type="string">
            <text:p>Elevated Rail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x/thicken pillars. Maybe change glan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Suspended Monorail</text:p>
          </table:table-cell>
          <table:table-cell office:value-type="string" calcext:value-type="string">
            <text:p>Steel Rail Trestle</text:p>
          </table:table-cell>
          <table:table-cell office:value-type="float" office:value="1900" calcext:value-type="float">
            <text:p>19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weak trestle ramp pillars</text:p>
          </table:table-cell>
          <table:table-cell table:number-columns-repeated="3"/>
          <table:table-cell office:value-type="string" calcext:value-type="string">
            <text:p>no town build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table:style-name="ce6" office:value-type="string" calcext:value-type="string">
            <text:p>Urban Elevated Road</text:p>
          </table:table-cell>
          <table:table-cell office:value-type="string" calcext:value-type="string">
            <text:p>Urban Elevated Rail</text:p>
          </table:table-cell>
          <table:table-cell office:value-type="float" office:value="1900" calcext:value-type="float">
            <text:p>19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rriers and bridgeheads for road</text:p>
          </table:table-cell>
          <table:table-cell table:number-columns-repeated="3"/>
          <table:table-cell office:value-type="string" calcext:value-type="string">
            <text:p>no town build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number-columns-repeated="2" table:style-name="ce7" office:value-type="string" calcext:value-type="string">
            <text:p>Single sided cable stayed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number-columns-repeated="2" table:style-name="ce7" office:value-type="string" calcext:value-type="string">
            <text:p>Single sided arch trus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number-columns-repeated="2" table:style-name="ce7" office:value-type="string" calcext:value-type="string">
            <text:p>Single sided big arch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23:14:06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3-05-31T01:04:06.937000000</dc:date>
    <meta:editing-duration>P3DT4H9M31S</meta:editing-duration>
    <meta:editing-cycles>6</meta:editing-cycles>
    <meta:generator>LibreOffice/7.0.3.1$Windows_X86_64 LibreOffice_project/d7547858d014d4cf69878db179d326fc3483e082</meta:generator>
    <meta:document-statistic meta:table-count="1" meta:cell-count="128" meta:object-count="0"/>
  </office:meta>
</office:document-meta>
</file>